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6622in" svg:height="10.5016in" svg:x="2.7063in" svg:y="0.0394in">
            <draw:object draw:notify-on-update-of-ranges="Sheet1.A1:Sheet1.A1 Sheet1.A2:Sheet1.A9 Sheet1.B1:Sheet1.B1 Sheet1.B2:Sheet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documents</text:p>
          </table:table-cell>
          <table:table-cell table:style-name="ce1"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ehow</text:p>
          </table:table-cell>
          <table:table-cell office:value-type="float" office:value="6123" calcext:value-type="float">
            <text:p>6123</text:p>
          </table:table-cell>
          <table:table-cell office:value-type="float" office:value="1017329" calcext:value-type="float">
            <text:p>1017329</text:p>
          </table:table-cell>
        </table:table-row>
        <table:table-row table:style-name="ro1">
          <table:table-cell office:value-type="string" calcext:value-type="string">
            <text:p>howstuffworks</text:p>
          </table:table-cell>
          <table:table-cell office:value-type="float" office:value="21305" calcext:value-type="float">
            <text:p>21305</text:p>
          </table:table-cell>
          <table:table-cell office:value-type="float" office:value="5461169" calcext:value-type="float">
            <text:p>5461169</text:p>
          </table:table-cell>
        </table:table-row>
        <table:table-row table:style-name="ro1">
          <table:table-cell office:value-type="string" calcext:value-type="string">
            <text:p>infoplease</text:p>
          </table:table-cell>
          <table:table-cell office:value-type="float" office:value="42138" calcext:value-type="float">
            <text:p>42138</text:p>
          </table:table-cell>
          <table:table-cell office:value-type="float" office:value="4792815" calcext:value-type="float">
            <text:p>4792815</text:p>
          </table:table-cell>
        </table:table-row>
        <table:table-row table:style-name="ro1">
          <table:table-cell office:value-type="string" calcext:value-type="string">
            <text:p>Instructables</text:p>
          </table:table-cell>
          <table:table-cell office:value-type="float" office:value="39937" calcext:value-type="float">
            <text:p>39937</text:p>
          </table:table-cell>
          <table:table-cell office:value-type="float" office:value="16809526" calcext:value-type="float">
            <text:p>16809526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50497" calcext:value-type="float">
            <text:p>50497</text:p>
          </table:table-cell>
          <table:table-cell office:value-type="float" office:value="52242604" calcext:value-type="float">
            <text:p>52242604</text:p>
          </table:table-cell>
        </table:table-row>
        <table:table-row table:style-name="ro1">
          <table:table-cell office:value-type="string" calcext:value-type="string">
            <text:p>Thoughtco</text:p>
          </table:table-cell>
          <table:table-cell office:value-type="float" office:value="94313" calcext:value-type="float">
            <text:p>94313</text:p>
          </table:table-cell>
          <table:table-cell office:value-type="float" office:value="16668325" calcext:value-type="float">
            <text:p>16668325</text:p>
          </table:table-cell>
        </table:table-row>
        <table:table-row table:style-name="ro1">
          <table:table-cell office:value-type="string" calcext:value-type="string">
            <text:p>Wikihow</text:p>
          </table:table-cell>
          <table:table-cell office:value-type="float" office:value="15680" calcext:value-type="float">
            <text:p>15680</text:p>
          </table:table-cell>
          <table:table-cell office:value-type="float" office:value="2786254" calcext:value-type="float">
            <text:p>2786254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95517" calcext:value-type="float">
            <text:p>95517</text:p>
          </table:table-cell>
          <table:table-cell office:value-type="float" office:value="797373174" calcext:value-type="float">
            <text:p>797373174</text:p>
          </table:table-cell>
        </table:table-row>
        <table:table-row table:style-name="ro1">
          <table:table-cell/>
          <table:table-cell table:formula="of:=SUM([.B2:.B9])" office:value-type="float" office:value="365510" calcext:value-type="float">
            <text:p>365510</text:p>
          </table:table-cell>
          <table:table-cell table:formula="of:=SUM([.C2:.C9])" office:value-type="float" office:value="897151196" calcext:value-type="float">
            <text:p>897151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rio basile</meta:initial-creator>
    <meta:creation-date>2017-06-29T12:55:56.365561213</meta:creation-date>
    <dc:date>2017-06-30T15:34:36.110633432</dc:date>
    <dc:creator>valerio basile</dc:creator>
    <meta:editing-duration>PT6H23M19S</meta:editing-duration>
    <meta:editing-cycles>1</meta:editing-cycles>
    <meta:document-statistic meta:table-count="1" meta:cell-count="29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863cm" svg:height="26.675cm" xlink:href=".." xlink:type="simple" chart:class="chart:bar" chart:style-name="ch1">
        <chart:legend chart:legend-position="end" svg:x="42.415cm" svg:y="13.038cm" style:legend-expansion="high" chart:style-name="ch2"/>
        <chart:plot-area chart:style-name="ch3" table:cell-range-address="Sheet1.A1:Sheet1.B9" chart:data-source-has-labels="both" svg:x="0.897cm" svg:y="0.533cm" svg:width="40.621cm" svg:height="25.609cm">
          <chartooo:coordinate-region svg:x="2.259cm" svg:y="0.732cm" svg:width="39.259cm" svg:height="24.763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cume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how</text:p>
                <draw:g>
                  <svg:desc>Sheet1.A2:Sheet1.A9</svg:desc>
                </draw:g>
              </table:table-cell>
              <table:table-cell office:value-type="float" office:value="6123">
                <text:p>6123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howstuffworks</text:p>
              </table:table-cell>
              <table:table-cell office:value-type="float" office:value="21305">
                <text:p>21305</text:p>
              </table:table-cell>
            </table:table-row>
            <table:table-row>
              <table:table-cell office:value-type="string">
                <text:p>infoplease</text:p>
              </table:table-cell>
              <table:table-cell office:value-type="float" office:value="42138">
                <text:p>42138</text:p>
              </table:table-cell>
            </table:table-row>
            <table:table-row>
              <table:table-cell office:value-type="string">
                <text:p>Instructables</text:p>
              </table:table-cell>
              <table:table-cell office:value-type="float" office:value="39937">
                <text:p>39937</text:p>
              </table:table-cell>
            </table:table-row>
            <table:table-row>
              <table:table-cell office:value-type="string">
                <text:p>Reference</text:p>
              </table:table-cell>
              <table:table-cell office:value-type="float" office:value="50497">
                <text:p>50497</text:p>
              </table:table-cell>
            </table:table-row>
            <table:table-row>
              <table:table-cell office:value-type="string">
                <text:p>Thoughtco</text:p>
              </table:table-cell>
              <table:table-cell office:value-type="float" office:value="94313">
                <text:p>94313</text:p>
              </table:table-cell>
            </table:table-row>
            <table:table-row>
              <table:table-cell office:value-type="string">
                <text:p>Wikihow</text:p>
              </table:table-cell>
              <table:table-cell office:value-type="float" office:value="15680">
                <text:p>15680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95517">
                <text:p>95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